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3.4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NEW SYSTE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ATA INTERVAL</text:p>
          </table:table-cell>
          <table:table-cell table:style-name="ce1"/>
          <table:table-cell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sec</text:p>
          </table:table-cell>
          <table:table-cell table:style-name="ce1" office:value-type="string" calcext:value-type="string">
            <text:p>2 sec</text:p>
          </table:table-cell>
          <table:table-cell table:style-name="ce1" office:value-type="string" calcext:value-type="string">
            <text:p>3 sec</text:p>
          </table:table-cell>
          <table:table-cell table:style-name="ce1" office:value-type="string" calcext:value-type="string">
            <text:p>10 sec</text:p>
          </table:table-cell>
        </table:table-row>
        <table:table-row table:style-name="ro1">
          <table:table-cell/>
          <table:table-cell table:style-name="ce1" office:value-type="string" calcext:value-type="string">
            <text:p>PDR</text:p>
          </table:table-cell>
          <table:table-cell/>
          <table:table-cell table:formula="of:=267/277" office:value-type="float" office:value="0.963898916967509" calcext:value-type="float">
            <text:p>0.963898916967509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table:style-name="ce1" office:value-type="string" calcext:value-type="string">
            <text:p>RMSE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table:style-name="ce1" office:value-type="string" calcext:value-type="string">
            <text:p>delay</text:p>
          </table:table-cell>
          <table:table-cell/>
          <table:table-cell office:value-type="float" office:value="2751770" calcext:value-type="float">
            <text:p>2751770</text:p>
          </table:table-cell>
          <table:table-cell office:value-type="float" office:value="645824" calcext:value-type="float">
            <text:p>645824</text:p>
          </table:table-cell>
          <table:table-cell office:value-type="float" office:value="3678727" calcext:value-type="float">
            <text:p>3678727</text:p>
          </table:table-cell>
          <table:table-cell office:value-type="float" office:value="3841209" calcext:value-type="float">
            <text:p>3841209</text:p>
          </table:table-cell>
          <table:table-cell office:value-type="float" office:value="4754058" calcext:value-type="float">
            <text:p>47540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NF pape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elay</text:p>
          </table:table-cell>
          <table:table-cell office:value-type="string" calcext:value-type="string">
            <text:p>avg=2255398</text:p>
          </table:table-cell>
          <table:table-cell office:value-type="string" calcext:value-type="string">
            <text:p>avg=1300239</text:p>
          </table:table-cell>
          <table:table-cell office:value-type="string" calcext:value-type="string">
            <text:p>avg=2292732</text:p>
          </table:table-cell>
          <table:table-cell office:value-type="string" calcext:value-type="string">
            <text:p>avg=2363181</text:p>
          </table:table-cell>
          <table:table-cell/>
          <table:table-cell office:value-type="string" calcext:value-type="string">
            <text:p>avg=3740368</text:p>
          </table:table-cell>
        </table:table-row>
        <table:table-row table:style-name="ro1">
          <table:table-cell/>
          <table:table-cell table:style-name="ce1" office:value-type="string" calcext:value-type="string">
            <text:p>RMSE</text:p>
          </table:table-cell>
          <table:table-cell office:value-type="float" office:value="0.704884862685436" calcext:value-type="float">
            <text:p>0.704884862685436</text:p>
          </table:table-cell>
          <table:table-cell office:value-type="float" office:value="0.813641419005955" calcext:value-type="float">
            <text:p>0.813641419005955</text:p>
          </table:table-cell>
          <table:table-cell office:value-type="float" office:value="0.7" calcext:value-type="float">
            <text:p>0.7</text:p>
          </table:table-cell>
          <table:table-cell office:value-type="float" office:value="0.828343078223896" calcext:value-type="float">
            <text:p>0.828343078223896</text:p>
          </table:table-cell>
          <table:table-cell/>
          <table:table-cell office:value-type="float" office:value="0.436889925666354" calcext:value-type="float">
            <text:p>0.436889925666354</text:p>
          </table:table-cell>
        </table:table-row>
        <table:table-row table:style-name="ro2">
          <table:table-cell/>
          <table:table-cell table:style-name="ce1" office:value-type="string" calcext:value-type="string">
            <text:p>delay</text:p>
          </table:table-cell>
          <table:table-cell office:value-type="string" calcext:value-type="string">
            <text:p>('max:14239000 Min:9000', ' StdDev:2853652.9759757877')</text:p>
          </table:table-cell>
          <table:table-cell office:value-type="string" calcext:value-type="string">
            <text:p>('max:6584000 Min:110000', ' StdDev:1523847.7195072903')</text:p>
          </table:table-cell>
          <table:table-cell office:value-type="string" calcext:value-type="string">
            <text:p>('max:9617000 <text:span text:style-name="T1">Min:126000',</text:span></text:p>
            <text:p><text:span text:style-name="T1">'</text:span></text:p>
            <text:p><text:span text:style-name="T1">StdDev:2360092.3409825913')</text:span></text:p>
            <text:p/>
          </table:table-cell>
          <table:table-cell office:value-type="string" calcext:value-type="string">
            <text:p>('max:9757000 Min:26000', ' StdDev:2386581.8393746857')</text:p>
          </table:table-cell>
          <table:table-cell/>
          <table:table-cell office:value-type="string" calcext:value-type="string">
            <text:p>('max:17651000 Min:167000', ' StdDev:4495009.949178455'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R=0.271808999082</text:p>
          </table:table-cell>
          <table:table-cell office:value-type="string" calcext:value-type="string">
            <text:p>PDR=0.396648044693</text:p>
          </table:table-cell>
          <table:table-cell office:value-type="string" calcext:value-type="string">
            <text:p>PDR=0.724489795918</text:p>
          </table:table-cell>
          <table:table-cell office:value-type="string" calcext:value-type="string">
            <text:p>PDR=0.6875</text:p>
          </table:table-cell>
          <table:table-cell/>
          <table:table-cell office:value-type="string" calcext:value-type="string">
            <text:p>PDR=0.90476190476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path Timer</text:p>
          </table:table-cell>
          <table:table-cell office:value-type="string" calcext:value-type="string">
            <text:p>50m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ath</text:p>
          </table:table-cell>
          <table:table-cell office:value-type="string" calcext:value-type="string">
            <text:p>RMSE</text:p>
          </table:table-cell>
          <table:table-cell office:value-type="float" office:value="1" calcext:value-type="float">
            <text:p>1</text:p>
          </table:table-cell>
          <table:table-cell office:value-type="float" office:value="3.60029984286622" calcext:value-type="float">
            <text:p>3.60029984286622</text:p>
          </table:table-cell>
          <table:table-cell office:value-type="float" office:value="0.765" calcext:value-type="float">
            <text:p>0.7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DR</text:p>
          </table:table-cell>
          <table:table-cell office:value-type="float" office:value="0.720588235294" calcext:value-type="float">
            <text:p>0.720588235294</text:p>
          </table:table-cell>
          <table:table-cell office:value-type="float" office:value="0.65" calcext:value-type="float">
            <text:p>0.65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Interva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Low</text:p>
          </table:table-cell>
          <table:table-cell office:value-type="string" calcext:value-type="string">
            <text:p>SHM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tipath</text:p>
          </table:table-cell>
          <table:table-cell office:value-type="float" office:value="1" calcext:value-type="float">
            <text:p>1</text:p>
          </table:table-cell>
          <table:table-cell office:value-type="float" office:value="0.981" calcext:value-type="float">
            <text:p>0.98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ow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0:43:39.917987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0:41:07.031705040</meta:creation-date>
    <dc:date>2021-05-03T10:37:22.232868874</dc:date>
    <meta:editing-duration>P7DT21H44M14S</meta:editing-duration>
    <meta:editing-cycles>8</meta:editing-cycles>
    <meta:generator>LibreOffice/6.4.6.2$Linux_X86_64 LibreOffice_project/40$Build-2</meta:generator>
    <meta:document-statistic meta:table-count="1" meta:cell-count="78" meta:object-count="0"/>
  </office:meta>
</office:document-meta>
</file>